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6a81" officeooo:paragraph-rsid="00086a81"/>
    </style:style>
    <style:style style:name="P2" style:family="paragraph" style:parent-style-name="Standard">
      <style:paragraph-properties fo:text-align="center" style:justify-single-word="false"/>
      <style:text-properties officeooo:rsid="00086a81" officeooo:paragraph-rsid="00086a81"/>
    </style:style>
    <style:style style:name="P3" style:family="paragraph" style:parent-style-name="Standard">
      <style:text-properties fo:font-style="italic" officeooo:rsid="00086a81" officeooo:paragraph-rsid="00086a81" style:font-style-asian="italic" style:font-style-complex="italic"/>
    </style:style>
    <style:style style:name="P4" style:family="paragraph" style:parent-style-name="Standard">
      <style:text-properties officeooo:rsid="0008bef1" officeooo:paragraph-rsid="0008bef1"/>
    </style:style>
    <style:style style:name="P5" style:family="paragraph" style:parent-style-name="Standard">
      <style:text-properties officeooo:rsid="0008bef1" officeooo:paragraph-rsid="0009fe77"/>
    </style:style>
    <style:style style:name="P6" style:family="paragraph" style:parent-style-name="Standard">
      <style:text-properties officeooo:rsid="0009fe77" officeooo:paragraph-rsid="0009fe77"/>
    </style:style>
    <style:style style:name="P7" style:family="paragraph" style:parent-style-name="Standard">
      <style:text-properties officeooo:rsid="0009fe77" officeooo:paragraph-rsid="000b7f5c"/>
    </style:style>
    <style:style style:name="P8" style:family="paragraph" style:parent-style-name="Standard">
      <style:text-properties officeooo:rsid="000b7f5c" officeooo:paragraph-rsid="000b7f5c"/>
    </style:style>
    <style:style style:name="P9" style:family="paragraph" style:parent-style-name="Standard">
      <style:text-properties officeooo:rsid="000bd46e" officeooo:paragraph-rsid="000bd46e"/>
    </style:style>
    <style:style style:name="P10" style:family="paragraph" style:parent-style-name="Standard">
      <style:text-properties officeooo:rsid="000c6ff8" officeooo:paragraph-rsid="000c6ff8"/>
    </style:style>
    <style:style style:name="P11" style:family="paragraph" style:parent-style-name="Standard">
      <style:text-properties officeooo:rsid="000d1923" officeooo:paragraph-rsid="000d1923"/>
    </style:style>
    <style:style style:name="P12" style:family="paragraph" style:parent-style-name="Standard">
      <style:text-properties officeooo:rsid="000d1923" officeooo:paragraph-rsid="000e50ce"/>
    </style:style>
    <style:style style:name="P13" style:family="paragraph" style:parent-style-name="Standard">
      <style:text-properties officeooo:rsid="000e50ce" officeooo:paragraph-rsid="000e50ce"/>
    </style:style>
    <style:style style:name="P14" style:family="paragraph" style:parent-style-name="Standard">
      <style:text-properties officeooo:rsid="000f9a62" officeooo:paragraph-rsid="000f9a62"/>
    </style:style>
    <style:style style:name="P15" style:family="paragraph" style:parent-style-name="Standard">
      <style:text-properties officeooo:rsid="000f9a62" officeooo:paragraph-rsid="00100b4f"/>
    </style:style>
    <style:style style:name="P16" style:family="paragraph" style:parent-style-name="Standard">
      <style:text-properties officeooo:paragraph-rsid="000f9a62"/>
    </style:style>
    <style:style style:name="P17" style:family="paragraph" style:parent-style-name="Standard">
      <style:text-properties officeooo:rsid="00100b4f" officeooo:paragraph-rsid="00100b4f"/>
    </style:style>
    <style:style style:name="P18" style:family="paragraph" style:parent-style-name="Standard">
      <style:text-properties officeooo:rsid="0010f972" officeooo:paragraph-rsid="0010f972"/>
    </style:style>
    <style:style style:name="P19" style:family="paragraph" style:parent-style-name="Standard">
      <style:text-properties officeooo:rsid="001100e0" officeooo:paragraph-rsid="0010f972"/>
    </style:style>
    <style:style style:name="P20" style:family="paragraph" style:parent-style-name="Standard">
      <style:text-properties officeooo:rsid="0012f35f" officeooo:paragraph-rsid="0012f35f"/>
    </style:style>
    <style:style style:name="P21" style:family="paragraph" style:parent-style-name="Standard">
      <style:text-properties officeooo:rsid="0014bf1e" officeooo:paragraph-rsid="0014bf1e"/>
    </style:style>
    <style:style style:name="P22" style:family="paragraph" style:parent-style-name="Standard">
      <style:text-properties officeooo:rsid="00169129" officeooo:paragraph-rsid="00169129"/>
    </style:style>
    <style:style style:name="P23" style:family="paragraph" style:parent-style-name="Standard">
      <style:text-properties officeooo:rsid="0017b2cc" officeooo:paragraph-rsid="0017b2cc"/>
    </style:style>
    <style:style style:name="P24" style:family="paragraph" style:parent-style-name="Standard">
      <style:text-properties officeooo:rsid="0017b2cc" officeooo:paragraph-rsid="0017fdc4"/>
    </style:style>
    <style:style style:name="P25" style:family="paragraph" style:parent-style-name="Standard">
      <style:text-properties officeooo:rsid="0017fdc4" officeooo:paragraph-rsid="0017fdc4"/>
    </style:style>
    <style:style style:name="P26" style:family="paragraph" style:parent-style-name="Standard">
      <style:text-properties officeooo:rsid="0019e6ef" officeooo:paragraph-rsid="0019e6ef"/>
    </style:style>
    <style:style style:name="P27" style:family="paragraph" style:parent-style-name="Standard">
      <style:text-properties officeooo:rsid="001ab603" officeooo:paragraph-rsid="001ab603"/>
    </style:style>
    <style:style style:name="P28" style:family="paragraph" style:parent-style-name="Standard">
      <style:text-properties officeooo:rsid="001bed91" officeooo:paragraph-rsid="001bed91"/>
    </style:style>
    <style:style style:name="P29" style:family="paragraph" style:parent-style-name="Standard">
      <style:text-properties officeooo:rsid="001d68f1" officeooo:paragraph-rsid="001d68f1"/>
    </style:style>
    <style:style style:name="P30" style:family="paragraph" style:parent-style-name="Standard">
      <style:text-properties officeooo:rsid="001e3271" officeooo:paragraph-rsid="001e3271"/>
    </style:style>
    <style:style style:name="P31" style:family="paragraph" style:parent-style-name="Standard">
      <style:text-properties officeooo:rsid="001ed738" officeooo:paragraph-rsid="001ed738"/>
    </style:style>
    <style:style style:name="P32" style:family="paragraph" style:parent-style-name="Standard">
      <style:text-properties officeooo:rsid="001f5a92" officeooo:paragraph-rsid="001f5a92"/>
    </style:style>
    <style:style style:name="P33" style:family="paragraph" style:parent-style-name="Standard">
      <style:text-properties officeooo:rsid="001f9f1a" officeooo:paragraph-rsid="001f9f1a"/>
    </style:style>
    <style:style style:name="P34" style:family="paragraph" style:parent-style-name="Standard">
      <style:text-properties officeooo:rsid="0020c876" officeooo:paragraph-rsid="0020c876"/>
    </style:style>
    <style:style style:name="T1" style:family="text">
      <style:text-properties fo:font-weight="bold" style:font-weight-asian="bold" style:font-weight-complex="bold"/>
    </style:style>
    <style:style style:name="T2" style:family="text">
      <style:text-properties fo:font-weight="bold" officeooo:rsid="0008bef1" style:font-weight-asian="bold" style:font-weight-complex="bold"/>
    </style:style>
    <style:style style:name="T3" style:family="text">
      <style:text-properties fo:font-weight="bold" officeooo:rsid="000d1923" style:font-weight-asian="bold" style:font-weight-complex="bold"/>
    </style:style>
    <style:style style:name="T4" style:family="text">
      <style:text-properties style:text-position="sub 58%" fo:font-weight="bold" style:font-weight-asian="bold" style:font-weight-complex="bold"/>
    </style:style>
    <style:style style:name="T5" style:family="text">
      <style:text-properties style:text-position="sub 58%" fo:font-weight="bold" officeooo:rsid="000e50ce" style:font-weight-asian="bold" style:font-weight-complex="bold"/>
    </style:style>
    <style:style style:name="T6" style:family="text">
      <style:text-properties style:text-position="sub 58%" fo:font-weight="bold" officeooo:rsid="00100b4f" style:font-weight-asian="bold"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weight="normal" officeooo:rsid="000f9a62"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09fe77" style:font-weight-asian="normal" style:font-weight-complex="normal"/>
    </style:style>
    <style:style style:name="T12" style:family="text">
      <style:text-properties fo:font-weight="normal" officeooo:rsid="0008bef1" style:font-weight-asian="normal" style:font-weight-complex="normal"/>
    </style:style>
    <style:style style:name="T13" style:family="text">
      <style:text-properties fo:font-weight="normal" officeooo:rsid="000c6ff8" style:font-weight-asian="normal" style:font-weight-complex="normal"/>
    </style:style>
    <style:style style:name="T14" style:family="text">
      <style:text-properties fo:font-weight="normal" officeooo:rsid="000d1923" style:font-weight-asian="normal" style:font-weight-complex="normal"/>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0d1923" style:font-weight-asian="normal" style:font-weight-complex="normal"/>
    </style:style>
    <style:style style:name="T17" style:family="text">
      <style:text-properties style:text-position="0% 100%" fo:font-weight="normal" officeooo:rsid="000e50ce" style:font-weight-asian="normal" style:font-weight-complex="normal"/>
    </style:style>
    <style:style style:name="T18" style:family="text">
      <style:text-properties style:text-position="0% 100%" fo:font-weight="normal" officeooo:rsid="000f9a62" style:font-weight-asian="normal" style:font-weight-complex="normal"/>
    </style:style>
    <style:style style:name="T19" style:family="text">
      <style:text-properties style:text-position="0% 100%" fo:font-weight="normal" officeooo:rsid="00100b4f" style:font-weight-asian="normal" style:font-weight-complex="normal"/>
    </style:style>
    <style:style style:name="T20" style:family="text">
      <style:text-properties style:text-position="0% 100%" fo:font-weight="normal" officeooo:rsid="0010f972" style:font-weight-asian="normal" style:font-weight-complex="normal"/>
    </style:style>
    <style:style style:name="T21" style:family="text">
      <style:text-properties style:text-position="0% 100%" fo:font-weight="normal" officeooo:rsid="0012f35f" style:font-weight-asian="normal" style:font-weight-complex="normal"/>
    </style:style>
    <style:style style:name="T22" style:family="text">
      <style:text-properties style:text-position="0% 100%" fo:font-weight="normal" officeooo:rsid="0014bf1e" style:font-weight-asian="normal" style:font-weight-complex="normal"/>
    </style:style>
    <style:style style:name="T23" style:family="text">
      <style:text-properties style:text-position="0% 100%" fo:font-weight="normal" officeooo:rsid="00169129" style:font-weight-asian="normal" style:font-weight-complex="normal"/>
    </style:style>
    <style:style style:name="T24" style:family="text">
      <style:text-properties style:text-position="0% 100%" fo:font-weight="normal" officeooo:rsid="0017b2cc" style:font-weight-asian="normal" style:font-weight-complex="normal"/>
    </style:style>
    <style:style style:name="T25" style:family="text">
      <style:text-properties style:text-position="0% 100%" fo:font-weight="normal" officeooo:rsid="0017fdc4" style:font-weight-asian="normal" style:font-weight-complex="normal"/>
    </style:style>
    <style:style style:name="T26" style:family="text">
      <style:text-properties style:text-position="0% 100%" fo:font-weight="normal" officeooo:rsid="001bed91" style:font-weight-asian="normal" style:font-weight-complex="normal"/>
    </style:style>
    <style:style style:name="T27" style:family="text">
      <style:text-properties style:text-position="0% 100%" fo:font-weight="normal" officeooo:rsid="001e3271" style:font-weight-asian="normal" style:font-weight-complex="normal"/>
    </style:style>
    <style:style style:name="T28" style:family="text">
      <style:text-properties style:text-position="0% 100%" fo:font-weight="bold" style:font-weight-asian="bold" style:font-weight-complex="bold"/>
    </style:style>
    <style:style style:name="T29" style:family="text">
      <style:text-properties style:text-position="0% 100%" fo:font-weight="bold" officeooo:rsid="000e50ce" style:font-weight-asian="bold" style:font-weight-complex="bold"/>
    </style:style>
    <style:style style:name="T30" style:family="text">
      <style:text-properties style:text-position="0% 100%" fo:font-weight="bold" officeooo:rsid="000d1923" style:font-weight-asian="bold" style:font-weight-complex="bold"/>
    </style:style>
    <style:style style:name="T31" style:family="text">
      <style:text-properties style:text-position="0% 100%" fo:font-weight="bold" officeooo:rsid="00100b4f" style:font-weight-asian="bold" style:font-weight-complex="bold"/>
    </style:style>
    <style:style style:name="T32" style:family="text">
      <style:text-properties style:text-position="0% 100%" fo:font-weight="bold" officeooo:rsid="0014bf1e" style:font-weight-asian="bold" style:font-weight-complex="bold"/>
    </style:style>
    <style:style style:name="T33" style:family="text">
      <style:text-properties style:text-position="0% 100%" fo:font-weight="bold" officeooo:rsid="0017fdc4" style:font-weight-asian="bold" style:font-weight-complex="bold"/>
    </style:style>
    <style:style style:name="T34" style:family="text">
      <style:text-properties officeooo:rsid="001f5a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motopy Arithmeticy</text:p>
      <text:p text:style-name="P2">by Sven Nilsen, 2025</text:p>
      <text:p text:style-name="P1"/>
      <text:p text:style-name="P3">In this paper we introduce a simple model for Homotopy Theory.</text:p>
      <text:p text:style-name="P1"/>
      <text:p text:style-name="P1">Consider the sets of functions of type `bool → nat &amp; (&lt; n)` for some `n`.</text:p>
      <text:p text:style-name="P1"/>
      <text:p text:style-name="P4">Naturally, a function `f : bool → nat` corresponds to a tuple `(a, b)` where:</text:p>
      <text:p text:style-name="P4"/>
      <text:p text:style-name="P4"><text:tab/>f(false) = a<text:tab/><text:tab/>f(true) = b</text:p>
      <text:p text:style-name="P4"/>
      <text:p text:style-name="P4">A groupoid structure on some set `<text:span text:style-name="T1">S</text:span>` has the following constraint:</text:p>
      <text:p text:style-name="P4"/>
      <text:p text:style-name="P4"><text:tab/>f ∈ <text:span text:style-name="T1">S</text:span><text:tab/><text:tab/>→ <text:tab/>f<text:span text:style-name="T7">-1</text:span> ∈ <text:span text:style-name="T1">S</text:span></text:p>
      <text:p text:style-name="P4"/>
      <text:p text:style-name="P4">Where `f<text:span text:style-name="T7">-1</text:span>` is defined as following:</text:p>
      <text:p text:style-name="P4"/>
      <text:p text:style-name="P4"><text:tab/>x : bool<text:tab/>→<text:tab/>f<text:span text:style-name="T7">-1</text:span>(x) := f(!x)</text:p>
      <text:p text:style-name="P4"/>
      <text:p text:style-name="P4">For example:</text:p>
      <text:p text:style-name="P4"/>
      <text:p text:style-name="P4"><text:tab/>(1, 2) ∈ <text:span text:style-name="T1">S</text:span><text:span text:style-name="T10"><text:tab/>→<text:tab/>(2, 1) ∈ </text:span><text:span text:style-name="T1">S</text:span></text:p>
      <text:p text:style-name="P4"><text:span text:style-name="T10"/></text:p>
      <text:p text:style-name="P4"><text:span text:style-name="T10">Since </text:span><text:span text:style-name="T11">a </text:span><text:span text:style-name="T10">groupoid </text:span><text:span text:style-name="T11">is a</text:span><text:span text:style-name="T10"> categor</text:span><text:span text:style-name="T11">y</text:span><text:span text:style-name="T10">, one also has transitivity:</text:span></text:p>
      <text:p text:style-name="P4"><text:span text:style-name="T10"/></text:p>
      <text:p text:style-name="P5"><text:span text:style-name="T10"><text:tab/>(</text:span><text:span text:style-name="T11">a</text:span><text:span text:style-name="T10">, </text:span><text:span text:style-name="T11">b</text:span><text:span text:style-name="T10">) ∈ </text:span><text:span text:style-name="T1">S</text:span><text:span text:style-name="T10"> </text:span><text:span text:style-name="T11">&amp; </text:span><text:span text:style-name="T10">(</text:span><text:span text:style-name="T11">b</text:span><text:span text:style-name="T10">, </text:span><text:span text:style-name="T11">c</text:span><text:span text:style-name="T10">) ∈ </text:span><text:span text:style-name="T1">S</text:span><text:span text:style-name="T10"><text:tab/>→<text:tab/>(</text:span><text:span text:style-name="T11">a</text:span><text:span text:style-name="T10">, </text:span><text:span text:style-name="T11">c</text:span><text:span text:style-name="T10">) ∈ </text:span><text:span text:style-name="T1">S</text:span></text:p>
      <text:p text:style-name="P5"><text:span text:style-name="T10"/></text:p>
      <text:p text:style-name="P6"><text:span text:style-name="T10">Transitivity and symmetry is the same as a partial equivalence.</text:span></text:p>
      <text:p text:style-name="P6"><text:span text:style-name="T10"/></text:p>
      <text:p text:style-name="P7"><text:span text:style-name="T10">When `(a, a)</text:span><text:span text:style-name="T12"> ∈ </text:span><text:span text:style-name="T2">S</text:span><text:span text:style-name="T10">`, one can write this as `a</text:span><text:span text:style-name="T12"> ∈ </text:span><text:span text:style-name="T2">S</text:span><text:span text:style-name="T10">`.<text:line-break/>This should not be confused with identity morphisms,<text:line-break/>because the objects in the groupoid are tuples.</text:span></text:p>
      <text:p text:style-name="P7"><text:span text:style-name="T10"/></text:p>
      <text:p text:style-name="P8"><text:span text:style-name="T10">To create a model of Homotopy Theory, we want to extend the notion of groupoids to n-groupoids.</text:span></text:p>
      <text:p text:style-name="P8"><text:span text:style-name="T10">The natural way to do this is by allowing substitution in the following way in sub-expressions:</text:span></text:p>
      <text:p text:style-name="P8"><text:span text:style-name="T10"/></text:p>
      <text:p text:style-name="P8"><text:span text:style-name="T10"><text:tab/>a &lt;=&gt; (a, a)</text:span></text:p>
      <text:p text:style-name="P7"><text:span text:style-name="T10"/></text:p>
      <text:p text:style-name="P8"><text:span text:style-name="T10">For example, for a tuple `(a, b)`, one can get `((a, a), b)`.</text:span></text:p>
      <text:p text:style-name="P8"><text:span text:style-name="T10"/></text:p>
      <text:p text:style-name="P8"><text:span text:style-name="T10">This can be thought of as extending and contracting functions `f : bool → nat, f’ : bool</text:span><text:span text:style-name="T8">2</text:span><text:span text:style-name="T10"> → nat`.</text:span></text:p>
      <text:p text:style-name="P8"><text:span text:style-name="T10"/></text:p>
      <text:p text:style-name="P8"><text:span text:style-name="T10"><text:tab/>f<text:tab/>&lt;=&gt;<text:tab/>f’</text:span></text:p>
      <text:p text:style-name="P8"><text:span text:style-name="T10"/></text:p>
      <text:p text:style-name="P9"><text:span text:style-name="T10">From the perspective of theorem proving, this is like adding or removing a parameter.</text:span></text:p>
      <text:p text:style-name="P9"><text:span text:style-name="T10"/></text:p>
      <text:p text:style-name="P9"><text:span text:style-name="T10">By considering all possible inputs, one can add a normalization procedure which </text:span><text:span text:style-name="T13">collects all leaves in sub-expressions and constructs an ordered set.<text:line-break/><text:line-break/>For example, `((a, b), (c, a))` gets normalized to `(a, (b, c))`.</text:span></text:p>
      <text:p text:style-name="P10"><text:soft-page-break/><text:span text:style-name="T10">The normalization algorithm corresponds to treating functions as equal by their codomains.</text:span></text:p>
      <text:p text:style-name="P9"><text:span text:style-name="T10"/></text:p>
      <text:p text:style-name="P10"><text:span text:style-name="T10">Remember that the objects in this n-groupoid are tuples, so although one can normalize to `a`, this does not mean that the n-groupoid contain all possible objects `a, b, c, d, ...`. We need to add every object explicitly to the n-groupoid. The semantics of `a` will always be a tuple `(a, a)`.</text:span></text:p>
      <text:p text:style-name="P10"><text:span text:style-name="T10"/></text:p>
      <text:p text:style-name="P11"><text:span text:style-name="T10">This means that the structure of such n-groupoids is partial equivalence,<text:line-break/>because there is symmetry and transitivity, but no reflexivity.</text:span></text:p>
      <text:p text:style-name="P11"><text:span text:style-name="T10"/></text:p>
      <text:p text:style-name="P11"><text:span text:style-name="T10">Now, we have a model of Homotopy Theory with proof semantics.<text:line-break/>Yet, we can also move on to do Path Semantics in this model.</text:span></text:p>
      <text:p text:style-name="P11"><text:span text:style-name="T10"><text:line-break/>Consider a set `</text:span><text:span text:style-name="T1">S</text:span><text:span text:style-name="T10">` of such n-groupoids which do not share any object among themselves:</text:span></text:p>
      <text:p text:style-name="P11"><text:span text:style-name="T10"/></text:p>
      <text:p text:style-name="P12"><text:span text:style-name="T10"><text:tab/>f ∈ </text:span><text:span text:style-name="T1">G</text:span><text:span text:style-name="T5">n</text:span><text:span text:style-name="T10"> &amp; g ∈ </text:span><text:span text:style-name="T1">G</text:span><text:span text:style-name="T5">m</text:span><text:span text:style-name="T10"> &amp; (f == g)<text:tab/><text:tab/>→<text:tab/></text:span><text:span text:style-name="T1">G</text:span><text:span text:style-name="T5">n</text:span><text:span text:style-name="T10"> == </text:span><text:span text:style-name="T1">G</text:span><text:span text:style-name="T5">m</text:span><text:span text:style-name="T15"><text:tab/></text:span><text:span text:style-name="T17">for all `</text:span><text:span text:style-name="T29">G</text:span><text:span text:style-name="T5">n</text:span><text:span text:style-name="T17">, </text:span><text:span text:style-name="T29">G</text:span><text:span text:style-name="T5">m</text:span><text:span text:style-name="T17"> </text:span><text:span text:style-name="T15">∈ </text:span><text:span text:style-name="T29">S</text:span><text:span text:style-name="T17">`</text:span></text:p>
      <text:p text:style-name="P11"><text:span text:style-name="T10"/></text:p>
      <text:p text:style-name="P13"><text:span text:style-name="T10">For every `f : bool</text:span><text:span text:style-name="T9">n : nat &amp; (&gt; 0)</text:span><text:span text:style-name="T10"> → nat`, we can figure out which n-groupoid in `</text:span><text:span text:style-name="T1">S</text:span><text:span text:style-name="T10">` it belongs to.</text:span></text:p>
      <text:p text:style-name="P13"><text:span text:style-name="T10">Often, it is sufficent to know that `f` belongs to some n-groupoid, using path semantical qubit `~`:</text:span></text:p>
      <text:p text:style-name="P13"><text:span text:style-name="T10"/></text:p>
      <text:p text:style-name="P13"><text:span text:style-name="T10"><text:tab/> </text:span><text:span text:style-name="T14">f ∈ </text:span><text:span text:style-name="T3">G</text:span><text:span text:style-name="T4">n</text:span><text:span text:style-name="T16"><text:tab/><text:tab/>&lt;</text:span><text:span text:style-name="T18">=&gt;</text:span><text:span text:style-name="T16"><text:tab/></text:span><text:span text:style-name="T15">~f<text:tab/><text:tab/>for all `</text:span><text:span text:style-name="T28">G</text:span><text:span text:style-name="T4">n</text:span><text:span text:style-name="T15"> </text:span><text:span text:style-name="T16">∈ </text:span><text:span text:style-name="T28">S</text:span><text:span text:style-name="T15">`, </text:span><text:span text:style-name="T18">where `&lt;=&gt;` is a bit “magical”</text:span></text:p>
      <text:p text:style-name="P13"><text:span text:style-name="T15"/></text:p>
      <text:p text:style-name="P14"><text:span text:style-name="T15">Translating the property of `</text:span><text:span text:style-name="T28">S</text:span><text:span text:style-name="T15">` to using path semantical qubit `~`:</text:span></text:p>
      <text:p text:style-name="P14"><text:span text:style-name="T15"/></text:p>
      <text:p text:style-name="P16"><text:span text:style-name="T18"><text:tab/>~f</text:span><text:span text:style-name="T16"> &amp;</text:span><text:span text:style-name="T16"> </text:span>~g<text:span text:style-name="T16"> </text:span><text:span text:style-name="T16">&amp; (f == g)<text:tab/><text:tab/>→<text:tab/></text:span><text:span text:style-name="T30">G</text:span><text:span text:style-name="T5">n</text:span><text:span text:style-name="T16"> == </text:span><text:span text:style-name="T30">G</text:span><text:span text:style-name="T5">m</text:span><text:span text:style-name="T16"><text:tab/></text:span><text:span text:style-name="T17">for all `</text:span><text:span text:style-name="T29">G</text:span><text:span text:style-name="T5">n</text:span><text:span text:style-name="T29">, G</text:span><text:span text:style-name="T5">m</text:span><text:span text:style-name="T17"> </text:span><text:span text:style-name="T16">∈ </text:span><text:span text:style-name="T29">S</text:span><text:span text:style-name="T17">`</text:span></text:p>
      <text:p text:style-name="P14"><text:span text:style-name="T17"/></text:p>
      <text:p text:style-name="P14"><text:span text:style-name="T17">O</text:span><text:span text:style-name="T15">r, using the definition of path semantical quality `~~` and adding recursion on higher sets:</text:span></text:p>
      <text:p text:style-name="P14"><text:span text:style-name="T15"/></text:p>
      <text:p text:style-name="P15"><text:span text:style-name="T15"><text:tab/>f ~~ g<text:tab/><text:tab/><text:tab/><text:tab/></text:span><text:span text:style-name="T16">→<text:tab/></text:span><text:span text:style-name="T30">G</text:span><text:span text:style-name="T5">n</text:span><text:span text:style-name="T16"> </text:span><text:span text:style-name="T15">~~</text:span><text:span text:style-name="T16"> </text:span><text:span text:style-name="T30">G</text:span><text:span text:style-name="T5">m</text:span><text:span text:style-name="T16"><text:tab/></text:span><text:span text:style-name="T17">for all `</text:span><text:span text:style-name="T19">f </text:span><text:span text:style-name="T16">∈ </text:span><text:span text:style-name="T29">G</text:span><text:span text:style-name="T5">n</text:span><text:span text:style-name="T17">, </text:span><text:span text:style-name="T19">g </text:span><text:span text:style-name="T16">∈ </text:span><text:span text:style-name="T29">G</text:span><text:span text:style-name="T5">m</text:span><text:span text:style-name="T17">, </text:span><text:span text:style-name="T31">G</text:span><text:span text:style-name="T6">n</text:span><text:span text:style-name="T19">, </text:span><text:span text:style-name="T31">G</text:span><text:span text:style-name="T6">m</text:span><text:span text:style-name="T19"> </text:span><text:span text:style-name="T16">∈ </text:span><text:span text:style-name="T29">S</text:span><text:span text:style-name="T17">`</text:span></text:p>
      <text:p text:style-name="P14"><text:span text:style-name="T17"/></text:p>
      <text:p text:style-name="P17"><text:span text:style-name="T17">P</text:span><text:span text:style-name="T15">ath <text:s/>semantical quality `~~` preserves the partial equivalence structure in these n-groupoids.</text:span></text:p>
      <text:p text:style-name="P17"><text:span text:style-name="T15"/></text:p>
      <text:p text:style-name="P17"><text:span text:style-name="T15">Now, there is a particular interesting class of such sets `</text:span><text:span text:style-name="T28">S</text:span><text:span text:style-name="T15">`, which has the following propert</text:span><text:span text:style-name="T21">y</text:span><text:span text:style-name="T15">:</text:span></text:p>
      <text:p text:style-name="P17"><text:span text:style-name="T15"/></text:p>
      <text:p text:style-name="P17"><text:span text:style-name="T15"><text:tab/>a != b<text:tab/><text:tab/>→<text:tab/></text:span><text:span text:style-name="T20">~</text:span><text:span text:style-name="T15">(a, b)<text:tab/><text:tab/>for all `a, b`, where `(a, b) </text:span><text:span text:style-name="T16">∈ </text:span><text:span text:style-name="T28">G</text:span><text:span text:style-name="T4">n</text:span><text:span text:style-name="T15">, </text:span><text:span text:style-name="T28">G</text:span><text:span text:style-name="T4">n</text:span><text:span text:style-name="T15"> </text:span><text:span text:style-name="T16">∈ </text:span><text:span text:style-name="T28">S</text:span><text:span text:style-name="T15">`</text:span></text:p>
      <text:p text:style-name="P17"><text:span text:style-name="T15"/></text:p>
      <text:p text:style-name="P17"><text:span text:style-name="T15">This means, whenever `a` and `b` are distinct, the tuple `(a, b)` belongs to some n-groupoid in `</text:span><text:span text:style-name="T28">S</text:span><text:span text:style-name="T15">`.</text:span></text:p>
      <text:p text:style-name="P20"><text:span text:style-name="T15">By symmetry and transitivity, if `(a, b)` belongs to some n-groupoid in `</text:span><text:span text:style-name="T28">S</text:span><text:span text:style-name="T15">`, then `(a, a)` and `(b, b)` belongs to the same n-groupoid in `</text:span><text:span text:style-name="T28">S</text:span><text:span text:style-name="T15">`. </text:span><text:span text:style-name="T25">I will get to the issue of totally defined inequality later.</text:span></text:p>
      <text:p text:style-name="P18"><text:span text:style-name="T15"/></text:p>
      <text:p text:style-name="P20"><text:span text:style-name="T15">The path semantical structure of `</text:span><text:span text:style-name="T28">S</text:span><text:span text:style-name="T15">` captures the notion that each n-groupoid consists of a number of pieces. Each piece only belongs to one particular n-groupoid and none of the others. When one consider a topology on such pieces, ignoring the numeric values, the n-groupoids become the classifying spaces of topology.</text:span></text:p>
      <text:p text:style-name="P18"><text:span text:style-name="T15"/></text:p>
      <text:p text:style-name="P18"><text:span text:style-name="T15">For example, if `!~(a, a)`, then it can not belong to any n-groupoid,<text:line-break/>plus that no tuples can contain `a` in any of the n-groupoids, anywhere in `</text:span><text:span text:style-name="T28">S</text:span><text:span text:style-name="T15">`.</text:span></text:p>
      <text:p text:style-name="P20"><text:span text:style-name="T15">With other words `!~(a, a)` means a hole.</text:span></text:p>
      <text:p text:style-name="P19"><text:span text:style-name="T15"/></text:p>
      <text:p text:style-name="P20"><text:span text:style-name="T15">A hole </text:span><text:span text:style-name="T22">does not belong to any particular n-groupoid in `</text:span><text:span text:style-name="T32">S</text:span><text:span text:style-name="T22">`. Furthermore, we are not stating our notion of continuity explicitly here. The definition of topology might vary between pieces, even within the same n-groupoid. We only know that whatever topology we use, holes tell us the global constraints on these topologies.</text:span></text:p>
      <text:p text:style-name="P21"><text:soft-page-break/><text:span text:style-name="T15">For example, when some topology on a piece is a dougnut (volume) or torus (surface), a dougnut as a hole in the middle and a torus has two holes: One in the middle and one in the interior. This means, you can not assign a dougnut to the same set `</text:span><text:span text:style-name="T28">S</text:span><text:span text:style-name="T15">` as to a torus </text:span><text:span text:style-name="T23">where the torus is the surface of the doughnut. Why not? Because when the torus is the surface of the dougnut, they share the hole in the middle, but the dougnut connects the hole in the interior, which is not allowed.</text:span></text:p>
      <text:p text:style-name="P21"><text:span text:style-name="T15"/></text:p>
      <text:p text:style-name="P22"><text:span text:style-name="T15">Similarly, you can not use some topology where a ball (volume) and sphere (surface) in the same set `</text:span><text:span text:style-name="T28">S</text:span><text:span text:style-name="T15">`, where the sphere is the surface of the ball. However, you are allowed to do it when the sphere is the surface of another ball. Therefore, when we have a ball and a sphere in the same set `</text:span><text:span text:style-name="T28">S</text:span><text:span text:style-name="T15">`, we know that they belong to two different topologies.</text:span></text:p>
      <text:p text:style-name="P22"><text:span text:style-name="T15"/></text:p>
      <text:p text:style-name="P22"><text:span text:style-name="T15">This way of reasoning makes it possible to deduce properties of the set `</text:span><text:span text:style-name="T28">S</text:span><text:span text:style-name="T15">` with some added topology per piece in its n-groupoids, without knowing which choice of topology we have made.</text:span></text:p>
      <text:p text:style-name="P22"><text:span text:style-name="T15"/></text:p>
      <text:p text:style-name="P22"><text:span text:style-name="T15">In physics, a “hole” can be e.g. a wall that no object can penetrate through. We do not know, nor care, about the specific topology that these objects have, but we know for sure that they can not pass through </text:span><text:span text:style-name="T24">that</text:span><text:span text:style-name="T15"> specific wall. If we had to define the topology for every object each time, then life would become very hard for Path Semanticists. However, Path Semantics usually do not worry about topology, but about the constraints and language biases of some mathematical language.</text:span></text:p>
      <text:p text:style-name="P22"><text:span text:style-name="T15"/></text:p>
      <text:p text:style-name="P23"><text:span text:style-name="T15">For example, you can use a container, e.g. a bucket and fill it with water. The bucket can be empty or filled with water, but it can not be both empty and filled at the same time. Here, the empty bucket functions like a “surface” on the filled bucket as “volume”. They can not both belong to the same set `</text:span><text:span text:style-name="T28">S</text:span><text:span text:style-name="T15">`. However, you might create a map of type `bool → </text:span><text:span text:style-name="T28">S</text:span><text:span text:style-name="T15">` to describe empty/filled buckets.</text:span></text:p>
      <text:p text:style-name="P23"><text:span text:style-name="T15"/></text:p>
      <text:p text:style-name="P23"><text:span text:style-name="T15">Remember that we only consider functions that maps to natural numbers up to some `n : nat`.</text:span></text:p>
      <text:p text:style-name="P23"><text:span text:style-name="T15"/></text:p>
      <text:p text:style-name="P23"><text:span text:style-name="T15">For `n = 2`, we have:</text:span></text:p>
      <text:p text:style-name="P23"><text:span text:style-name="T15"/></text:p>
      <text:p text:style-name="P23"><text:span text:style-name="T15"><text:tab/>(0, 1)<text:tab/><text:tab/>(1, 0)</text:span></text:p>
      <text:p text:style-name="P23"><text:span text:style-name="T15"/></text:p>
      <text:p text:style-name="P23"><text:span text:style-name="T15">Using symmetry and transitivity, one can show that there is only one n-groupoid that contains:</text:span></text:p>
      <text:p text:style-name="P23"><text:span text:style-name="T15"/></text:p>
      <text:p text:style-name="P23"><text:span text:style-name="T15"><text:tab/>(0, 0)<text:tab/><text:tab/>(0, 1)<text:tab/><text:tab/>(1, 0)<text:tab/><text:tab/>(1, 1)</text:span></text:p>
      <text:p text:style-name="P23"><text:span text:style-name="T15"/></text:p>
      <text:p text:style-name="P23"><text:span text:style-name="T15">In fact, this holds for any </text:span><text:span text:style-name="T25">set `</text:span><text:span text:style-name="T33">S</text:span><text:span text:style-name="T25">` when we use totally defined inequality with the rule:</text:span></text:p>
      <text:p text:style-name="P23"><text:span text:style-name="T25"/></text:p>
      <text:p text:style-name="P24"><text:span text:style-name="T25"><text:tab/></text:span><text:span text:style-name="T19">a != b<text:tab/><text:tab/>→<text:tab/></text:span><text:span text:style-name="T20">~</text:span><text:span text:style-name="T19">(a, b)<text:tab/><text:tab/>for all `a, b`, where `(a, b) </text:span><text:span text:style-name="T16">∈ </text:span><text:span text:style-name="T31">G</text:span><text:span text:style-name="T6">n</text:span><text:span text:style-name="T19">, </text:span><text:span text:style-name="T31">G</text:span><text:span text:style-name="T6">n</text:span><text:span text:style-name="T19"> </text:span><text:span text:style-name="T16">∈ </text:span><text:span text:style-name="T31">S</text:span><text:span text:style-name="T19">`</text:span></text:p>
      <text:p text:style-name="P24"><text:span text:style-name="T19"/></text:p>
      <text:p text:style-name="P25"><text:span text:style-name="T19">W</text:span><text:span text:style-name="T15">hen inequality is not total, we might have multiple n-groupoids in `</text:span><text:span text:style-name="T28">S</text:span><text:span text:style-name="T15">`.</text:span></text:p>
      <text:p text:style-name="P25"><text:span text:style-name="T15"/></text:p>
      <text:p text:style-name="P25"><text:span text:style-name="T15">Furthermore, since a total defined inequality operator spawns tuples for every pair, it means that everything in the single n-groupoid gets connected to everything else. It fills the space entirely.</text:span></text:p>
      <text:p text:style-name="P25"><text:span text:style-name="T15"/></text:p>
      <text:p text:style-name="P25"><text:span text:style-name="T15">Such spaces behave like propositions. Any member is as good as any other member, just like a proof of some proposition is just as good as any other proof of the same proposition.</text:span></text:p>
      <text:p text:style-name="P25"><text:span text:style-name="T15"/></text:p>
      <text:p text:style-name="P26"><text:span text:style-name="T15">Still, propositional spaces can contain a hole. When there is a hole, there is just one n-groupoid and it contains zero objects. This propositional space corresponds to `false` in logic. All functions belong to the same n-groupoid, but we did not say there could not be zero functions involved. In a such case, the inequality is not well defined for any input and can be ignored.</text:span></text:p>
      <text:p text:style-name="P26"><text:span text:style-name="T15"/></text:p>
      <text:p text:style-name="P26"><text:soft-page-break/><text:span text:style-name="T15">This means that there is an analogue of propositions in any choice of topology over such sets `</text:span><text:span text:style-name="T28">S</text:span><text:span text:style-name="T15">`.</text:span></text:p>
      <text:p text:style-name="P26"><text:span text:style-name="T15"/></text:p>
      <text:p text:style-name="P26"><text:span text:style-name="T15">When interpreting this physically, one can think about it as no matter how we interpret physical reality, there will be some concept that corresponds to truth, just by thinking about physical reality.</text:span></text:p>
      <text:p text:style-name="P26"><text:span text:style-name="T15"/></text:p>
      <text:p text:style-name="P27"><text:span text:style-name="T15">Now, by thinking of `true` and `false` as propositional spaces, they might be thought of as the extreme maximum and minimum spaces, which both contain only a single n-groupoid. Any other partially defined inequality puts distinct numbers in some amount of n-groupoids, but we do not know how many there are. All we know is that the numbers are paired, so all their connections belong to the same n-groupoid.</text:span></text:p>
      <text:p text:style-name="P27"><text:span text:style-name="T15"/></text:p>
      <text:p text:style-name="P27"><text:span text:style-name="T15">It is kind of like a person who </text:span><text:span text:style-name="T26">searches for a soulmate among the other living beings on the same planet. One person might have multiple soulmates, but there exists at least one soulmate per person.</text:span></text:p>
      <text:p text:style-name="P27"><text:span text:style-name="T26"/></text:p>
      <text:p text:style-name="P28"><text:span text:style-name="T15">In biology, for every species that reproduces sexually, there has to be at least one individual per biological gender for the species to survive. Otherwise, the species will go extinct or is already extinct. Since reproduction happens sexually, the species needs instincts programmed into the DNA of individuals to seek out reproduction this way. While not all species raise children as couples, there must at least be some method a species uses to reproduce using instincts or behavior.</text:span></text:p>
      <text:p text:style-name="P28"><text:span text:style-name="T15"/></text:p>
      <text:p text:style-name="P28"><text:span text:style-name="T15">So, the idea of using inequality to spawn connections into n-groupoids, is very useful when interpreting the physical world. A lot of this mathematics makes sense as physical structure.</text:span></text:p>
      <text:p text:style-name="P28"><text:span text:style-name="T15"/></text:p>
      <text:p text:style-name="P28"><text:span text:style-name="T15">There is also an element of the unknown when inequality is partially defined. When a person is born, it is not certain from the perspective of the person which planet they live on. The person has to learn and explore to figure it out. In a sense, it could be possible in principle that all living beings existed only on a single planet. However, there can be also multiple planets. The undefined behavior of inequality prevents us from assuming that we know these things, when we in fact do not know them. We always have to investigate the particular constrains on topology to learn more.</text:span></text:p>
      <text:p text:style-name="P28"><text:span text:style-name="T15"/></text:p>
      <text:p text:style-name="P29"><text:span text:style-name="T15">For example, there could be a constraint in biology such that carbon based life forms are incompatible with silicon life forms and vice versa. This could produce an instable equilibrium where a planet tends to support carbon based life forms, but not silicon life forms, or supports silicon life forms, but not carbon based life forms. These two life forms might be compatible for a short period of time, but perhaps getting more and more unstable in the long run. We do not know. When stated in general, this has nothing to do with AI versus humans in particular, but for biology.</text:span></text:p>
      <text:p text:style-name="P29"><text:span text:style-name="T15"/></text:p>
      <text:p text:style-name="P29"><text:span text:style-name="T15">In constructive logic, we can not prevent anyone from adding new axioms, unless the language the constructive logic is implemented in does not support introducing axioms. This means, we can only prove theorems in the context of an unknown amount of n-groupoids, using this model of Homotopy Theory.</text:span></text:p>
      <text:p text:style-name="P29"><text:span text:style-name="T15"/></text:p>
      <text:p text:style-name="P29"><text:span text:style-name="T15">Notice that this model is much simpler than constructive logic. The utility of using a such simple model is to learn what Homotopy Theory means in the context of theorem proving. </text:span><text:span text:style-name="T27">It can help build intuition about what language biases there are in constructive logic.</text:span></text:p>
      <text:p text:style-name="P29"><text:span text:style-name="T15"/></text:p>
      <text:p text:style-name="P30"><text:span text:style-name="T15">If two pieces within the same n-groupoid are separated, then one might move one piece to a second n-groupoid. Or, one might move two pieces from two n-groupoids into a one n-groupoid. There can be an infinite number of empty n-groupoids. Kind of like a diary that has a large number of blank pages. The meaning of a each n-groupoid is chosen arbitrarily. You can add your own meaning to the model. However, one piece can only be assigned to one n-groupoid. To work around this problem, you can use indices paired with pieces, e.g. `(0, a), (1, a), (2, a), …, (n, a)`.</text:span></text:p>
      <text:p text:style-name="P31"><text:soft-page-break/>While the limitation of keeping one n-groupoid per piece might seem overly restrictive at first, it is relatively easy to work around this limitation. Furthermore, when only looking at the pieces of the entire set `<text:span text:style-name="T1">S</text:span>`, by adding a time parameter, `time → <text:span text:style-name="T1">S</text:span>`, one might think of these pieces as moving around dynamically inside `<text:span text:style-name="T1">S</text:span>`. When there is no change in the definition of partial inequality, the pieces can move around but not be glued together or teared apart. This is a natural property of topological spaces. Therefore, `time → <text:span text:style-name="T1">S</text:span>` is a way to model topology easily. The rules that constrain how pieces move around between n-groupoids define the particular topology being used.</text:p>
      <text:p text:style-name="P31"/>
      <text:p text:style-name="P31">To describe an initial configuration with a topology `time → <text:span text:style-name="T1">S</text:span>`, one needs two pieces of information: The partial defined inequality operator, plus some map `init : nat<text:span text:style-name="T7">2</text:span> → nat` that tells which n-groupoid to put `(a, b)`, by calling `init(a, b)`. This returns the index of the <text:span text:style-name="T34">n-</text:span>groupoid to use. Now, this is a set `<text:span text:style-name="T1">S</text:span><text:span text:style-name="T10">`</text:span>, so this technique does not tell you how to look up the <text:span text:style-name="T34">n-</text:span>groupoid. You can use a list of n-groupoids instead, which gives a natural way to initialize a state.</text:p>
      <text:p text:style-name="P31"/>
      <text:p text:style-name="P32">A rule can be thought of as a map: `rule : <text:span text:style-name="T1">S</text:span><text:span text:style-name="T7">2</text:span> → bool`. It tells whether first state, first argument, can change into a second state, second argument. If you want to do probabilistic simulations using Markov chains, then you can return a probability instead of boolean: `rule : <text:span text:style-name="T1">S</text:span><text:span text:style-name="T7">2</text:span> → prob`.</text:p>
      <text:p text:style-name="P32"/>
      <text:p text:style-name="P32">In many applications, e.g. video games, there is no reason to glue or tear apart objects. This means, the number of pieces can remain constant over time. Some game engines simply hide objects that are not visible on the screen and perform the same logic on both dead and alive entities, since the cost of CPU branching per entity can be more expensive than simulating a fixed array of entities. This technique also gives better predictability regarding performance, since the worst case of the algorithm gets easier to reason about.</text:p>
      <text:p text:style-name="P32"/>
      <text:p text:style-name="P33">Programmers rarely care about the topology of entities in their video games. Since the topology in this model is undefined, but also one can reason about holes, there is no need to add a specific topology but concentrate of what matters for the particular task at hand. This is usually reasoning about holes, instead of reasoning about how objects are connected.</text:p>
      <text:p text:style-name="P33"/>
      <text:p text:style-name="P33">In addition, when doing computer graphics, one rarely need to be concerned about volume vs surface at the same time. For example, it is common to do volumetric and surface ray tracing separately and combine the result afterwards into final rendering. The intuition that you can not put both the volume and the surface of the same geometric object into the same set `<text:span text:style-name="T1">S</text:span>`, helps to develop intuition why we tend to separate those two concerns in practical programming.</text:p>
      <text:p text:style-name="P33"/>
      <text:p text:style-name="P33">A geometric piece does not need to have specific coordinates, nor do we need to specify in full how we address the piece. This model cares very little about such implementation details.</text:p>
      <text:p text:style-name="P33"/>
      <text:p text:style-name="P34">Nor do you need to code this specific model to make programming easier. It helps to use the model mentally, as a language tool to focus on your project from a perspective of Homotopy Theory. Still, this is only to make reasoning easier. The purpose is to get stuff done, not over-think your design.</text:p>
      <text:p text:style-name="P34"/>
      <text:p text:style-name="P34">Homotopy Theory often focuses on higher morphisms, but in this model, this is just more complex sub-expressions. We usually do not care that much about what particular complex sub-expressions the model contains. Instead, we tend to write code that works for all cases. Many people feel the need to learn about these higher levels of abstractions and connections between things, but in practice, it is about reasoning about the number of pieces and how they relate to global constraints that is most useful.</text:p>
      <text:p text:style-name="P34"/>
      <text:p text:style-name="P34">Finally, all connections to a single point, e.g. `a` exists only within a single n-groupoid. Therefore, it can be useful to think of the point as belonging to that n-groupoid. Not just the piece, but its poi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21T11:28:17.147797860</meta:creation-date>
    <dc:date>2025-09-21T16:00:10.777172584</dc:date>
    <meta:editing-duration>PT8M38S</meta:editing-duration>
    <meta:editing-cycles>1</meta:editing-cycles>
    <meta:document-statistic meta:table-count="0" meta:image-count="0" meta:object-count="0" meta:page-count="5" meta:paragraph-count="83" meta:word-count="2721" meta:character-count="15161" meta:non-whitespace-character-count="12486"/>
    <meta:generator>LibreOffice/7.2.2.2$MacOSX_X86_64 LibreOffice_project/02b2acce88a210515b4a5bb2e46cbfb63fe97d56</meta:generator>
  </office:meta>
</office:document-meta>
</file>